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598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 and ajay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regarding the issues we are facing and delay in delivery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bug fixing</text:p>
          </table:table-cell>
          <table:table-cell table:style-name="ce6" office:value-type="float" office:value="8.3">
            <text:p>8.30</text:p>
          </table:table-cell>
          <table:table-cell table:style-name="ce11" office:value-type="string">
            <text:p>fix all the bugs assigned to me only two bugs are left in my name one has been assigned to deepali and other is pending with m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20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16T20:50:09</dc:date>
    <meta:editing-cycles>238</meta:editing-cycles>
    <meta:editing-duration>P25DT17H18M16S</meta:editing-duration>
    <meta:generator>BrOffice.org/3.3$Linux OpenOffice.org_project/330m20$Build-9567</meta:generator>
    <meta:document-statistic meta:table-count="1" meta:cell-count="12" meta:object-count="0"/>
  </office:meta>
</office:document-meta>
</file>